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Palatino-Italic" svg:font-family="Palatino-Italic" style:font-family-generic="swiss"/>
    <style:font-face style:name="Palatino-Roman" svg:font-family="Palatino-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use-window-font-color="true" style:font-name="Times New Roman" fo:font-size="11pt" style:font-size-asian="11pt" style:font-size-complex="11pt"/>
    </style:style>
    <style:style style:name="P2" style:family="paragraph" style:parent-style-name="Preformatted_20_Text">
      <style:paragraph-properties fo:text-align="center" style:justify-single-word="false"/>
      <style:text-properties style:use-window-font-color="true" style:font-name="Times New Roman" fo:font-size="11pt" fo:font-weight="bold" style:font-size-asian="11pt" style:font-weight-asian="bold" style:font-size-complex="11pt" style:font-weight-complex="bold"/>
    </style:style>
    <style:style style:name="P3" style:family="paragraph" style:parent-style-name="Preformatted_20_Text">
      <style:paragraph-properties fo:text-align="justify" style:justify-single-word="false"/>
      <style:text-properties style:use-window-font-color="true" style:font-name="Times New Roman" fo:font-size="11pt" fo:font-weight="bold" style:font-size-asian="11pt" style:font-weight-asian="bold" style:font-size-complex="11pt" style:font-weight-complex="bold"/>
    </style:style>
    <style:style style:name="P4" style:family="paragraph" style:parent-style-name="Preformatted_20_Text">
      <style:paragraph-properties fo:text-align="justify" style:justify-single-word="false"/>
      <style:text-properties style:use-window-font-color="true"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list-style-name="">
      <style:paragraph-properties fo:text-align="justify" style:justify-single-word="false" style:text-autospace="none"/>
      <style:text-properties style:use-window-font-color="true" style:font-name="Times New Roman" fo:font-size="11pt" style:font-size-asian="11pt" style:font-size-complex="11pt"/>
    </style:style>
    <style:style style:name="T1" style:family="text">
      <style:text-properties style:font-name-asian="Palatino-Roman" style:font-name-complex="Palatino-Roman"/>
    </style:style>
    <style:style style:name="T2" style:family="text">
      <style:text-properties fo:font-style="italic" style:font-name-asian="Palatino-Italic" style:font-style-asian="italic" style:font-name-complex="Palatino-Italic" style:font-style-complex="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Petit Thalamus de Montpellier<text:line-break/>Édition critique électronique du manuscrit AA9 des Archives Municipales de Montpellier dit « Le Petit Thalamus »<text:line-break/>une édition électronique</text:p>
      <text:p text:style-name="P3"/>
      <text:p text:style-name="P1"><text:span text:style-name="T4">Auteurs de l'édition</text:span> :</text:p>
      <text:p text:style-name="P1">Coordinateur général : Vincent Challet (Université Paul-Valéry, Montpellier III)</text:p>
      <text:p text:style-name="P1">Étude des décors des différents manuscrits : Béatrice Beys</text:p>
      <text:p text:style-name="P1">Étude codicologique : Pierre Chastang</text:p>
      <text:p text:style-name="P1">Transcription : Gérard Gouiran (Université Paul-Valéry, Montpellier III)</text:p>
      <text:p text:style-name="P1">Collation des manuscrits :Gilda Caïti-Russo (Université Paul-Valéry, Montpellier III)</text:p>
      <text:p text:style-name="P1">Traduction : Philippe Martel (Université Paul-Valéry, Montpellier III)</text:p>
      <text:p text:style-name="P1">Étude juridique : Yves Mausen (Université Montpellier I)</text:p>
      <text:p text:style-name="P1">Étude linguistique : Hervé Lieutard (Université Paul-Valéry, Montpellier III)</text:p>
      <text:p text:style-name="P1">Étude historique :Daniel Le Blévec (Université Paul-Valéry, Montpellier III)</text:p>
      <text:p text:style-name="P1">Numérisation, balisage électronique du texte :Gilda Caïti-Russo, Marco Grimaldi (Université Paul-Valéry, Montpellier III)</text:p>
      <text:p text:style-name="P1">Conseil pour la modélisation et le balisage, réalisation du site Web provisoire :Florence Clavaud (École nationale des chartes)</text:p>
      <text:p text:style-name="P1"/>
      <text:p text:style-name="P1"><text:span text:style-name="T4">Description des sources</text:span> : </text:p>
      <text:p text:style-name="P1">Liste des témoins : </text:p>
      <text:p text:style-name="P1">- Petit Thalamus (v. 1334 - 1604), Montpellier, Archives Municipales, AA 9. Il s’agit du manuscrit de base utilisé pour l’édition.</text:p>
      <text:p text:style-name="P1">L'édition concerne pour l'instant les chroniques occitanes, aux f. <text:span text:style-name="T5"><text:s/>70v°-246v°</text:span></text:p>
      <text:p text:style-name="P1">- Petit Thalamus (v. 1250), Paris, BnF, ms. fr. 11795</text:p>
      <text:p text:style-name="P1">- Petit Thalamus (1261), Paris, BnF, ms. nouv. acq. fr. 4337 (Foucault)</text:p>
      <text:p text:style-name="P1">- Petit Thalamus (XIIIe s.), Bruxelles, Bibl. royale, ms. 7082</text:p>
      <text:p text:style-name="P1">- Petit Thalamus (fin XIIIe s.), Nîmes, Bibl. mun., ms. 254 (Aubais)</text:p>
      <text:p text:style-name="P1">- Petit Thalamus (mi-XIVe s.), Montpellier, Bibl. interuniversitaire, section médecine, H 119 (Bouhier)</text:p>
      <text:p text:style-name="P1">- Grand Thalamus, Montpellier, Archives Municipales, AA4 (1221-1789), recueil factice au sein duquel sont insérés deux séquences différentes : 1) Fol. 84-87 : listes consulaires et annales en latin 2) Fol. 87 v°-91 v° : listes consulaires et annales en occitan</text:p>
      <text:p text:style-name="P1">- J 339, n° 23, Archives Nationales, Paris : fragments de Petit Thalamus (20 feuillets) en latin comportant les listes consulaires de 1204 à 1253, les coutumes et divers statuts.</text:p>
      <text:p text:style-name="P1"/>
      <text:p text:style-name="P1"><text:span text:style-name="T4">Présentation du projet</text:span> :</text:p>
      <text:p text:style-name="P5"><text:span text:style-name="T1">Le projet « Thalamus » vise donc à reprendre intégralement l’étude du manuscrit AA9 des Archives Municipales de Montpellier – à la seule exception d’une chronique de langue française datée du XVI</text:span><text:span text:style-name="T1">e </text:span><text:span text:style-name="T1">siècle qui ne comporte aucune liste consulaire et constitue, à tous égards, une unité codicologique étrangère au reste du manuscrit – à réinscrire ce manuscrit au sein de la production scripturaire du consulat montpelliérain et à réaliser une édition scientifique de ce texte, assortie d’une traduction ainsi que d’une présentation et de notes critiques de nature juridique, philologique et historique. Aux côtés de l’édition papier, la réalisation d’une édition électronique est également prévue de manière à ce que l’ensemble du travail réalisé soit directement accessible tant à la communauté scientifique qu’au grand public et ceci en liaison avec les Archives Municipales de Montpellier qui se sont engagées à assurer la numérisation du manuscrit concerné et à héberger l’édition électronique sur un site internet dédié. Cette édition électronique permettra ainsi de visualiser le manuscrit, folio par folio, et d’inscrire en regard de chaque folio transcription, traduction et notes via la technique du balisage électronique du texte (</text:span><text:span text:style-name="T2">Text Encoding Initiative</text:span><text:span text:style-name="T1">). Elle vise donc un double objectif : scientifique d’une part puisqu’il s’agit rendre accessible à l’ensemble des chercheurs un texte fondamental pour l’histoire du consulat montpelliérain et, plus généralement, pour l’histoire de la </text:span><text:span text:style-name="T2">memoria </text:span><text:span text:style-name="T1">urbaine ce qui devrait permettre d’engager une large analyse comparative ; sociétal d’autre part puisque l’entreprise participera elle-même de la constitution d’une </text:span><text:span text:style-name="T2">memoria </text:span><text:span text:style-name="T1">contemporaine en rendant possible par les Montpelliérains la réappropriation d’un pan fondamental de leur histoire commune.</text:span></text:p>
      <text:p text:style-name="P1"/>
      <text:p text:style-name="P1">Le projet « Thalamus » est un projet pluridisciplinaire regroupant historiens médiévistes, philologues et linguistes spécialistes de l’occitan médiéval et historiens du droit autour de l’édition scientifique et <text:soft-page-break/>électronique d’un manuscrit conservé aux Archives Municipales de Montpellier et connu sous le nom de « Petit Thalamus ». Ce manuscrit, exécuté à partir de 1333 et continué jusque dans les années 1450, est le dernier en date d’une série de manuscrits plus ou moins analogues, réalisés sous l’égide des consuls à partir des années 1260 et dont sept exemplaires – sans compter quelques fragments épars – sont conservés à ce jour. Pièce maîtresse dans la vaste entreprise de reconstruction mémorielle à laquelle se livra, à partir des années 1260, le consulat médiéval montpelliérain et véritable « monument-document », selon l’expression de Jacques Le Goff, le « Petit Thalamus » enregistre tout à la fois les privilèges concédés à la ville en matière judiciaire – y figurent en effet les coutumes de Montpellier promulguées en 1204 par Pierre II d’Aragon et modifiées en 1205 –, les textes de nature législative élaborés par les consuls – « établissements » –, les criées, les serments des officiers, les leudes ainsi qu’une chronique dérivée des premières listes consulaires établies depuis le début du XIIIe siècle.</text:p>
      <text:p text:style-name="P1">L’ensemble documentaire ainsi préservé est exceptionnel à plus d’un titre. Tout d’abord parce que très rares furent les villes à prendre en charge elles-mêmes leur histoire et leur mémoire et ceci dès les débuts du consulat, le seul cas comparable à l’échelle européenne étant celui des <text:span text:style-name="T3">Annales de Gênes</text:span> réalisées par Caffaro mais poursuivies ensuite au sein de l’institution communale.</text:p>
      <text:p text:style-name="P1">Toutefois, l’exemple de Gênes, ville avec laquelle Montpellier entretient dès le milieu du XIIe siècle des relations d’alliance et de paix, ne fit guère d’émules, y compris dans l’Italie communale elle-même où les villes ne se dotèrent que tardivement et exceptionnellement d’une historiographie officielle, en 1262 pour Padoue – encore ne s’agit-il que de la chronique rédigée par le notaire Rolandino et insérée a posteriori dans les registres de la commune – et en 1293 pour Pérouse mais selon un modèle différent puisqu’il s’agit d’une commande communale au poète Bonifacio de Vérone. De même, certains modèles d’Europe septentrionale qui pourraient être comparés à l’entreprise mémorielle que constitua « Le Petit Thalamus », tels les <text:span text:style-name="T3">Ratsbücher</text:span> des villes libres de l’Empire ou le <text:span text:style-name="T3">Memorieboek</text:span> officiel de la ville de Gand, sont bien plus tardifs et n’apparaissent guère avant le XIVe siècle (1301 pour Gand). En outre, dans la plupart des grandes villes médiévales, l’écriture d’une histoire de la cité demeura en marge du champ public et institutionnel et constitua plutôt le domaine réservé des grandes familles patriciennes (cas des livres de raison florentins ou des <text:span text:style-name="T3">Geschlechterbücher</text:span> de Nuremberg et Augsbourg) si bien que ce que l’on qualifie généralement de « chroniques urbaines » n’est, le plus souvent, que des chroniques composées par des élites urbaines. Même d’un point de vue régional, le cas montpelliérain demeure plus une exception qu’une norme : Toulouse ne se dote de listes consulaires qu’à partir de 1293 et ces listes n’évoluent en annales qu’à partir de 1382 et Béziers ne possède un tel dispositif qu’à compter de 1336. L’existence à Montpellier au XIIIe siècle d’annales historiques prises en charge directement par le pouvoir consulaire constitue donc une spécificité qu’il convient d’interroger, d’autant qu’elle se double ultérieurement d’une criante absence de livres de raison au sein de l’oligarchie montpelliéraine. En outre, plusieurs manuscrits du « Petit Thalamus » ayant été réalisés entre 1260 et 1333 ont été conservés si bien qu’il est possible de voir à l’œuvre, d’un manuscrit à l’autre, le processus de recomposition d’une mémoire historique urbaine qui se façonne en fonction de l’évolution politique et sociale de la ville et dévoile un certain nombre de « trous de mémoire ». Œuvre consciente et planifiée d’un consulat faisant retour sur ses origines, une génération après son établissement et une fois ses positions institutionnelles assurées, le « Petit Thalamus » n’enregistre pas seulement l’histoire de la ville : en créant, aussi scripturairement et artificiellement que ce soit, une mémoire commune, il crée aussi la ville en tant qu’<text:span text:style-name="T3">universitas</text:span> et joue un rôle fondamental dans l’émergence d’une conscience urbaine.</text:p>
      <text:p text:style-name="P1">En effet, ce caractère exceptionnel est encore souligné, voire s’explique par, le statut très particulier des consuls de Montpellier. Dotés dès 1205, en échange d’un soutien financier apporté à Pierre II d’Aragon, du pouvoir d’établir des règlements (<text:span text:style-name="T3">potestas statuendi</text:span>) pour tout ce qui touche « à l’utilité de la communauté de Montpellier », ils assurent à la ville une relative autonomie, qu’ils réussissent à faire reconnaître également par l’évêque de Maguelonne à partir de 1215. Dans cette perspective, le déclin du droit coutumier montpelliérain, dans la seconde moitié du XIIIe siècle, est aussi la traduction de l’échec de cette politique des consuls. À proprement parler, ni les coutumes montpelliéraines ni les statuts consulaires ne sont ainsi représentatives du paysage juridique de leur époque, leurs caractéristiques étant le résultat d’un pur concours de circonstances politiques et historiques qui donnent lieu à un dynamisme législatif sans équivalent dans l’histoire des villes du Midi du royaume. Pour autant, elles n’en ont pas moins exercé une influence certaine et engendré des coutumes « filles », dans des villes comme Carcassonne et aussi éloignées que Cahors. Elles témoignent aussi de l’influence que le droit romain a exercé sur le droit coutumier au moment où celui-ci fait l’objet de premières rédactions dans un contexte post-féodal. Par ce biais, ces textes participent ainsi enfin de l’histoire du droit commun européen tel qu’initié par les universitaires du XIIe siècle et dont ils permettent d’affiner les enjeux.</text:p>
      <text:p text:style-name="P1">Le choix de l'occitan langue vernaculaire dans la rédaction d'un récit à dimension mémorielle collective est <text:soft-page-break/>d'une très grande importance et s'étend d'ailleurs à tout le manuscrit AA9, en faisant de celui-ci un document de l'émergence de la conscience urbaine autant que de la conscience linguistique d'une ville médiévale. Le passage du latin de la promulgation juridique à la rédaction occitaned'une documentation émanant du consulat nous renvoie de façon incontournable à la notion de <text:span text:style-name="T3">scripta</text:span> (documentation écrite par une communauté sociolinguistique à une époque précise qui définit un usage linguistique). L'histoire de la scripta montpelliéraine semblerait donc avoir été enregistrée par le ms. AA9, qui s'articule autour d'au moins trois phases chronologiques différentes. L'étude synchronique et diachronique de cette <text:span text:style-name="T3">scripta</text:span> définie par la tradition manuscrite du Petit Thalamus (du XIIIe au XVe siècles) n'aura pas uniquement sa raison d'être scientifique dans le cadre de la reconstitution de la tradition manuscrite mais fera progresser l'état de nos connaissances en matière d'histoire de la langue et de la graphie occitanes, ce qui est loin d'être négligeable. Le travail d'édition et d'étude linguistique sera accompagné d'un travail de traduction en français de la rédaction occitane. La constitution d'un glossaire pour rendre compte du lexique et d'un index pour pouvoir y chercher aisément les noms de lieux et de personnes complèteront l'exploitation linguistique de la tradition manuscrite du Petit Thalamus.</text:p>
      <text:p text:style-name="P1"/>
      <text:p text:style-name="P4">Langues utilisées :</text:p>
      <text:p text:style-name="P1">- occitan (langue principale du manuscrit)</text:p>
      <text:p text:style-name="P1">- latin (langue utilisée dans le manuscrit)</text:p>
      <text:p text:style-name="P1">- français contemporain (langue de l'édition)</text:p>
      <text:p text:style-name="P1">- français moyen méridional (langue utilisée dans le manuscr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Palatino-Italic" svg:font-family="Palatino-Italic" style:font-family-generic="swiss"/>
    <style:font-face style:name="Palatino-Roman" svg:font-family="Palatino-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fr" style:country-asian="FR" style:font-name-complex="Manga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1-23T23:19:32.76</dc:date>
    <dc:creator>Florence Clavaud</dc:creator>
    <meta:generator>OpenOffice.org/3.4.1$Win32 OpenOffice.org_project/341m1$Build-9593</meta:generator>
    <meta:document-statistic meta:table-count="0" meta:image-count="0" meta:object-count="0" meta:page-count="3" meta:paragraph-count="36" meta:word-count="1765" meta:character-count="11707"/>
    <meta:editing-duration>PT1H31M43S</meta:editing-duration>
    <meta:editing-cycles>1</meta:editing-cycles>
  </office:meta>
</office:document-meta>
</file>